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9584" officeooo:paragraph-rsid="00159584"/>
    </style:style>
    <style:style style:name="P2" style:family="paragraph" style:parent-style-name="Standard">
      <style:text-properties officeooo:rsid="00159584" officeooo:paragraph-rsid="003e39e0"/>
    </style:style>
    <style:style style:name="P3" style:family="paragraph" style:parent-style-name="Standard">
      <style:text-properties officeooo:paragraph-rsid="00159584"/>
    </style:style>
    <style:style style:name="P4" style:family="paragraph" style:parent-style-name="Standard">
      <style:text-properties officeooo:rsid="002553db" officeooo:paragraph-rsid="002553db"/>
    </style:style>
    <style:style style:name="P5" style:family="paragraph" style:parent-style-name="Standard">
      <style:text-properties officeooo:rsid="002d5aa5" officeooo:paragraph-rsid="002d5aa5"/>
    </style:style>
    <style:style style:name="P6" style:family="paragraph" style:parent-style-name="Standard">
      <style:text-properties officeooo:rsid="002ed3c4" officeooo:paragraph-rsid="002ed3c4"/>
    </style:style>
    <style:style style:name="P7" style:family="paragraph" style:parent-style-name="Standard">
      <style:text-properties officeooo:rsid="00323e72" officeooo:paragraph-rsid="00323e72"/>
    </style:style>
    <style:style style:name="P8" style:family="paragraph" style:parent-style-name="Standard">
      <style:text-properties officeooo:rsid="0032adf3" officeooo:paragraph-rsid="0032adf3"/>
    </style:style>
    <style:style style:name="P9" style:family="paragraph" style:parent-style-name="Standard">
      <style:text-properties officeooo:rsid="00373286" officeooo:paragraph-rsid="00373286"/>
    </style:style>
    <style:style style:name="P10" style:family="paragraph" style:parent-style-name="Standard">
      <style:text-properties officeooo:rsid="003ffd61" officeooo:paragraph-rsid="003ffd61"/>
    </style:style>
    <style:style style:name="P11" style:family="paragraph" style:parent-style-name="Standard">
      <style:text-properties officeooo:rsid="004c9e75" officeooo:paragraph-rsid="004c9e75"/>
    </style:style>
    <style:style style:name="P12" style:family="paragraph" style:parent-style-name="Standard">
      <style:text-properties officeooo:rsid="004e2a00" officeooo:paragraph-rsid="004e2a00"/>
    </style:style>
    <style:style style:name="P13" style:family="paragraph" style:parent-style-name="Standard">
      <style:text-properties officeooo:rsid="005156bb" officeooo:paragraph-rsid="005156bb"/>
    </style:style>
    <style:style style:name="P14" style:family="paragraph" style:parent-style-name="Standard">
      <style:text-properties officeooo:rsid="004fb149" officeooo:paragraph-rsid="004fb149"/>
    </style:style>
    <style:style style:name="P15" style:family="paragraph" style:parent-style-name="Standard">
      <style:text-properties officeooo:rsid="0056dc98" officeooo:paragraph-rsid="0056dc98"/>
    </style:style>
    <style:style style:name="P16" style:family="paragraph" style:parent-style-name="Standard">
      <style:text-properties officeooo:rsid="006507e3" officeooo:paragraph-rsid="006507e3"/>
    </style:style>
    <style:style style:name="P17" style:family="paragraph" style:parent-style-name="Standard">
      <style:text-properties officeooo:rsid="0065e6de" officeooo:paragraph-rsid="0065e6de"/>
    </style:style>
    <style:style style:name="P18" style:family="paragraph" style:parent-style-name="Standard">
      <style:text-properties officeooo:rsid="0078aed1" officeooo:paragraph-rsid="0078aed1"/>
    </style:style>
    <style:style style:name="P19" style:family="paragraph" style:parent-style-name="Standard">
      <style:text-properties officeooo:rsid="007999fc" officeooo:paragraph-rsid="007999fc"/>
    </style:style>
    <style:style style:name="P20" style:family="paragraph" style:parent-style-name="Standard">
      <style:text-properties officeooo:rsid="007cbd0f" officeooo:paragraph-rsid="007cbd0f"/>
    </style:style>
    <style:style style:name="P21" style:family="paragraph" style:parent-style-name="Standard">
      <style:text-properties officeooo:rsid="003ffd61" officeooo:paragraph-rsid="007eabd5"/>
    </style:style>
    <style:style style:name="P22" style:family="paragraph" style:parent-style-name="Standard">
      <style:text-properties officeooo:rsid="007f529e" officeooo:paragraph-rsid="007f529e"/>
    </style:style>
    <style:style style:name="T1" style:family="text">
      <style:text-properties officeooo:rsid="00165cc8"/>
    </style:style>
    <style:style style:name="T2" style:family="text">
      <style:text-properties officeooo:rsid="0016c5fb"/>
    </style:style>
    <style:style style:name="T3" style:family="text">
      <style:text-properties officeooo:rsid="0016c6f1"/>
    </style:style>
    <style:style style:name="T4" style:family="text">
      <style:text-properties officeooo:rsid="0017d91c"/>
    </style:style>
    <style:style style:name="T5" style:family="text">
      <style:text-properties officeooo:rsid="00197d40"/>
    </style:style>
    <style:style style:name="T6" style:family="text">
      <style:text-properties officeooo:rsid="001bf9cb"/>
    </style:style>
    <style:style style:name="T7" style:family="text">
      <style:text-properties officeooo:rsid="001d13cd"/>
    </style:style>
    <style:style style:name="T8" style:family="text">
      <style:text-properties officeooo:rsid="001e654a"/>
    </style:style>
    <style:style style:name="T9" style:family="text">
      <style:text-properties officeooo:rsid="00200a35"/>
    </style:style>
    <style:style style:name="T10" style:family="text">
      <style:text-properties officeooo:rsid="002192be"/>
    </style:style>
    <style:style style:name="T11" style:family="text">
      <style:text-properties officeooo:rsid="002257d7"/>
    </style:style>
    <style:style style:name="T12" style:family="text">
      <style:text-properties officeooo:rsid="00242de7"/>
    </style:style>
    <style:style style:name="T13" style:family="text">
      <style:text-properties officeooo:rsid="002553db"/>
    </style:style>
    <style:style style:name="T14" style:family="text">
      <style:text-properties officeooo:rsid="00275de5"/>
    </style:style>
    <style:style style:name="T15" style:family="text">
      <style:text-properties officeooo:rsid="00286e58"/>
    </style:style>
    <style:style style:name="T16" style:family="text">
      <style:text-properties officeooo:rsid="00293978"/>
    </style:style>
    <style:style style:name="T17" style:family="text">
      <style:text-properties officeooo:rsid="002ae846"/>
    </style:style>
    <style:style style:name="T18" style:family="text">
      <style:text-properties officeooo:rsid="002b8c13"/>
    </style:style>
    <style:style style:name="T19" style:family="text">
      <style:text-properties officeooo:rsid="002c317b"/>
    </style:style>
    <style:style style:name="T20" style:family="text">
      <style:text-properties officeooo:rsid="002d5aa5"/>
    </style:style>
    <style:style style:name="T21" style:family="text">
      <style:text-properties officeooo:rsid="002d9e1e"/>
    </style:style>
    <style:style style:name="T22" style:family="text">
      <style:text-properties officeooo:rsid="002ed3c4"/>
    </style:style>
    <style:style style:name="T23" style:family="text">
      <style:text-properties officeooo:rsid="002fc8ee"/>
    </style:style>
    <style:style style:name="T24" style:family="text">
      <style:text-properties officeooo:rsid="003124bd"/>
    </style:style>
    <style:style style:name="T25" style:family="text">
      <style:text-properties officeooo:rsid="00334f13"/>
    </style:style>
    <style:style style:name="T26" style:family="text">
      <style:text-properties officeooo:rsid="0034db99"/>
    </style:style>
    <style:style style:name="T27" style:family="text">
      <style:text-properties officeooo:rsid="003686c0"/>
    </style:style>
    <style:style style:name="T28" style:family="text">
      <style:text-properties officeooo:rsid="00383403"/>
    </style:style>
    <style:style style:name="T29" style:family="text">
      <style:text-properties officeooo:rsid="003a14fe"/>
    </style:style>
    <style:style style:name="T30" style:family="text">
      <style:text-properties officeooo:rsid="003b6dc9"/>
    </style:style>
    <style:style style:name="T31" style:family="text">
      <style:text-properties officeooo:rsid="003d42ec"/>
    </style:style>
    <style:style style:name="T32" style:family="text">
      <style:text-properties officeooo:rsid="003e39e0"/>
    </style:style>
    <style:style style:name="T33" style:family="text">
      <style:text-properties officeooo:rsid="003fa5a5"/>
    </style:style>
    <style:style style:name="T34" style:family="text">
      <style:text-properties officeooo:rsid="003fd6a3"/>
    </style:style>
    <style:style style:name="T35" style:family="text">
      <style:text-properties officeooo:rsid="00417c96"/>
    </style:style>
    <style:style style:name="T36" style:family="text">
      <style:text-properties officeooo:rsid="00423ac2"/>
    </style:style>
    <style:style style:name="T37" style:family="text">
      <style:text-properties officeooo:rsid="00442764"/>
    </style:style>
    <style:style style:name="T38" style:family="text">
      <style:text-properties officeooo:rsid="0044e56c"/>
    </style:style>
    <style:style style:name="T39" style:family="text">
      <style:text-properties officeooo:rsid="0045814a"/>
    </style:style>
    <style:style style:name="T40" style:family="text">
      <style:text-properties officeooo:rsid="0045c21d"/>
    </style:style>
    <style:style style:name="T41" style:family="text">
      <style:text-properties officeooo:rsid="00476ea8"/>
    </style:style>
    <style:style style:name="T42" style:family="text">
      <style:text-properties officeooo:rsid="0048b390"/>
    </style:style>
    <style:style style:name="T43" style:family="text">
      <style:text-properties officeooo:rsid="00495b53"/>
    </style:style>
    <style:style style:name="T44" style:family="text">
      <style:text-properties officeooo:rsid="004b1c24"/>
    </style:style>
    <style:style style:name="T45" style:family="text">
      <style:text-properties officeooo:rsid="0052fcc1"/>
    </style:style>
    <style:style style:name="T46" style:family="text">
      <style:text-properties officeooo:rsid="0053e49a"/>
    </style:style>
    <style:style style:name="T47" style:family="text">
      <style:text-properties officeooo:rsid="00555204"/>
    </style:style>
    <style:style style:name="T48" style:family="text">
      <style:text-properties officeooo:rsid="00577b8e"/>
    </style:style>
    <style:style style:name="T49" style:family="text">
      <style:text-properties officeooo:rsid="0059c252"/>
    </style:style>
    <style:style style:name="T50" style:family="text">
      <style:text-properties officeooo:rsid="005b2693"/>
    </style:style>
    <style:style style:name="T51" style:family="text">
      <style:text-properties officeooo:rsid="005c00c1"/>
    </style:style>
    <style:style style:name="T52" style:family="text">
      <style:text-properties officeooo:rsid="005c0e36"/>
    </style:style>
    <style:style style:name="T53" style:family="text">
      <style:text-properties officeooo:rsid="005c2529"/>
    </style:style>
    <style:style style:name="T54" style:family="text">
      <style:text-properties officeooo:rsid="005d5960"/>
    </style:style>
    <style:style style:name="T55" style:family="text">
      <style:text-properties officeooo:rsid="005f0493"/>
    </style:style>
    <style:style style:name="T56" style:family="text">
      <style:text-properties officeooo:rsid="005fc47a"/>
    </style:style>
    <style:style style:name="T57" style:family="text">
      <style:text-properties officeooo:rsid="0060e8ba"/>
    </style:style>
    <style:style style:name="T58" style:family="text">
      <style:text-properties officeooo:rsid="006170a7"/>
    </style:style>
    <style:style style:name="T59" style:family="text">
      <style:text-properties officeooo:rsid="00619853"/>
    </style:style>
    <style:style style:name="T60" style:family="text">
      <style:text-properties officeooo:rsid="006226d1"/>
    </style:style>
    <style:style style:name="T61" style:family="text">
      <style:text-properties officeooo:rsid="0063c9d0"/>
    </style:style>
    <style:style style:name="T62" style:family="text">
      <style:text-properties officeooo:rsid="00674c49"/>
    </style:style>
    <style:style style:name="T63" style:family="text">
      <style:text-properties officeooo:rsid="006876e1"/>
    </style:style>
    <style:style style:name="T64" style:family="text">
      <style:text-properties officeooo:rsid="00695501"/>
    </style:style>
    <style:style style:name="T65" style:family="text">
      <style:text-properties officeooo:rsid="006966a4"/>
    </style:style>
    <style:style style:name="T66" style:family="text">
      <style:text-properties officeooo:rsid="0069a491"/>
    </style:style>
    <style:style style:name="T67" style:family="text">
      <style:text-properties officeooo:rsid="006d3190"/>
    </style:style>
    <style:style style:name="T68" style:family="text">
      <style:text-properties officeooo:rsid="006f296c"/>
    </style:style>
    <style:style style:name="T69" style:family="text">
      <style:text-properties officeooo:rsid="0070e6d3"/>
    </style:style>
    <style:style style:name="T70" style:family="text">
      <style:text-properties officeooo:rsid="00714cc4"/>
    </style:style>
    <style:style style:name="T71" style:family="text">
      <style:text-properties officeooo:rsid="0075e6ba"/>
    </style:style>
    <style:style style:name="T72" style:family="text">
      <style:text-properties officeooo:rsid="0078aed1"/>
    </style:style>
    <style:style style:name="T73" style:family="text">
      <style:text-properties officeooo:rsid="007ac716"/>
    </style:style>
    <style:style style:name="T74" style:family="text">
      <style:text-properties officeooo:rsid="007cdc7d"/>
    </style:style>
    <style:style style:name="T75" style:family="text">
      <style:text-properties officeooo:rsid="007d58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1">TEMA 1</text:p>
      <text:p text:style-name="P11"/>
      <text:p text:style-name="P1">MÓDULO 1 </text:p>
      <text:p text:style-name="P1"/>
      <text:p text:style-name="P1"><text:span text:style-name="T13">1-</text:span>VAMOS COMEÇAR </text:p>
      <text:p text:style-name="P1">-<text:span text:style-name="T1">Quais contribuições a pesquisa e o desenvolvimento podem dar para a inovação?</text:span></text:p>
      <text:p text:style-name="P1"><text:tab/><text:span text:style-name="T2">O mercado é volátil e dinâmico; </text:span></text:p>
      <text:p text:style-name="P3"><text:tab/><text:span text:style-name="T2">É importante entender as necessidades atuais da sociedade;</text:span></text:p>
      <text:p text:style-name="P1"><text:tab/><text:span text:style-name="T3">O marketing de uma empresa, é o grande responsável por ‘detectar’ uma necessidade do <text:tab/><text:tab/>mercado, </text:span><text:span text:style-name="T4">saber “o que, quanto, e quando” o mercado demanda, para então acionar o <text:tab/><text:tab/>setor de produção de maneira oportuna;</text:span></text:p>
      <text:p text:style-name="P1"><text:tab/><text:span text:style-name="T4">O desenv. De produtos e serviços atua no projeto do produto futuro, se da por meio de <text:tab/><text:tab/><text:tab/>pesquisa e desenvolvimento;</text:span></text:p>
      <text:p text:style-name="P1">-<text:span text:style-name="T5">Uma invenção não necessariamente é uma inovação, pois é necessário a invenção ter valor <text:tab/>comercial; </text:span></text:p>
      <text:p text:style-name="P1">-<text:span text:style-name="T6">Uma inovação também poder ser relacionada ao processo (e não somente a produtos), neste caso, <text:tab/>não são tão visíveis </text:span><text:span text:style-name="T7">para o cliente final</text:span><text:span text:style-name="T6">, </text:span><text:span text:style-name="T7">mas pode gerar condições favorá</text:span><text:span text:style-name="T12">veis</text:span><text:span text:style-name="T7"> para a empresa <text:tab/>no mercado;</text:span><text:span text:style-name="T6"> </text:span></text:p>
      <text:p text:style-name="P1">-<text:span text:style-name="T8">Ciência e tecno</text:span><text:span text:style-name="T9">logia</text:span><text:span text:style-name="T8"> estão intimamente ligada a pesquisa e desenvolvimento;</text:span></text:p>
      <text:p text:style-name="P1">-<text:span text:style-name="T10">Ciência busca saber o por qu</text:span><text:span text:style-name="T11">e</text:span><text:span text:style-name="T10"> das coisas;</text:span></text:p>
      <text:p text:style-name="P1">-<text:span text:style-name="T10">Tecnologia busca saber fazer as coisas;</text:span></text:p>
      <text:p text:style-name="P1"/>
      <text:p text:style-name="P1"/>
      <text:p text:style-name="P4">2-DEMANDA: PRODUTOS E SERVIÇOS </text:p>
      <text:p text:style-name="P4">-<text:span text:style-name="T14">Demanda no mercado está associado a uma necessidade de algo, por exemplo, se existe a <text:tab/>‘demanda’ de um determinado tipo de aplicativo, logo, o mercado precisa estar atento a isso <text:tab/>para buscar soluções para esta demanda e por fim, entregar um produto que venha a suprir <text:tab/>esta demanda.</text:span></text:p>
      <text:p text:style-name="P4">-<text:span text:style-name="T15">Um produto é o resultado de uma produção, que por sua vez, originou esta produção devido a uma <text:tab/>demanda.</text:span></text:p>
      <text:p text:style-name="P4">-<text:span text:style-name="T16">Geralmente, as organizações, tem um setor específico de produção, responsável pela entrega do <text:tab/>produto que esteja dentro do prazo e em conformidade com as especificações.</text:span></text:p>
      <text:p text:style-name="P4">-<text:span text:style-name="T17">Outro setor importante que neste meio é o ‘marketing’, responsável por conversar com o mercado e <text:tab/>observ</text:span><text:span text:style-name="T24">á</text:span><text:span text:style-name="T17">-lo, detectando suas demandas, especificando quantidades, prazos e especificações <text:tab/>em geral. Também é de sua responsabilidade, a ‘oferta’ do produto disponível para <text:tab/>comercialização, bem como, o que este produto pode agregar de valor para o consumidor.</text:span></text:p>
      <text:p text:style-name="P4">-<text:span text:style-name="T18">O mercado não só precisa de produtos, mas também de serviços, itens físicos, tangíveis (que <text:tab/>podem ser tocado, </text:span><text:span text:style-name="T20">armazenados, levados para casa (TV, Carro, bebida)</text:span><text:span text:style-name="T18">), </text:span><text:span text:style-name="T19">muito comum em fábricas tradicionais.</text:span></text:p>
      <text:p text:style-name="P4">-<text:span text:style-name="T20">Outra forma de produto, na verdade chamado de serviços, são os intangíveis, que no caso, são de <text:tab/>‘consumo instantâneo’ e podem ser levados para casa, ou armazenados, como uma aula, <text:tab/>corte de cabelo, atendimento médico.</text:span></text:p>
      <text:p text:style-name="P5">-<text:span text:style-name="T21">Por tanto, o marketing faz a ‘leitura’ do mercado, detectando uma demanda, aciona a produção, <text:tab/>que por sua vez recebe esta demanda de um produto tangível ou intangível, sendo um <text:tab/>produto de fato ou um serviço.</text:span></text:p>
      <text:p text:style-name="P5"/>
      <text:p text:style-name="P6">SISTEMA</text:p>
      <text:p text:style-name="P1">-<text:span text:style-name="T22">Complexa combinação de subsistemas, componentes ou peças e até ‘bioware’, que são seres vivos, <text:tab/>que devem funcionar em perfeita harmonia, </text:span><text:span text:style-name="T23">pois fazem parte de um todo, </text:span><text:span text:style-name="T22"><text:s/>para que uma <text:tab/>necessidade, uma demanda, seja atendida por este sistema.</text:span></text:p>
      <text:p text:style-name="P7">SERVITIZAÇÃO (PSS – PRODUCT SERVICE SYSTEMS) </text:p>
      <text:p text:style-name="P7"><text:soft-page-break/>-Expressão que mescla produtos e serviços no mesmo pacote, que resumindo, troca a posse pela <text:tab/>locação, você de fato adquiri um produto e um serviço, porém estes produtos são ‘locados’ <text:tab/>são seus enquanto você paga por mês para ter, um exemplo são, carros alugados, serviços de <text:tab/>streaming, sistemas de gestão diversos de SasS.</text:p>
      <text:p text:style-name="P7"/>
      <text:p text:style-name="P8">INVENÇÃO X INOVAÇÃO </text:p>
      <text:p text:style-name="P8">-<text:span text:style-name="T25">A invenção é a criação de algo novo, porém, caso este produto ou serviço não seja uma inovação, <text:tab/>ou seja, algo que realmente agregue valor para o consumidor final, esta invenção é útil <text:tab/>apenas para o criador, pois não inovou de fato.</text:span></text:p>
      <text:p text:style-name="P1">-<text:span text:style-name="T26">Criatividade é essencial, deve ter potencial de ser útil a um determinado grupo, vai além da idéia <text:tab/>em si, envolve a solução e como criar esta solução.</text:span></text:p>
      <text:p text:style-name="P1">-<text:span text:style-name="T27">Nem toda inovação é visível diretamente pela sociedade, como por exemplo, a inovação em <text:tab/>processos, que o consumidor final não ve diretamente, mas por esta reduzir custos, pode <text:tab/>chegar de maneira mais barata ao consumidor final, e isso sim, é visto pelo usuário final.</text:span></text:p>
      <text:p text:style-name="P1"/>
      <text:p text:style-name="P9">PREPARAÇÃO </text:p>
      <text:p text:style-name="P9">-<text:span text:style-name="T28">Pesquisa e desenvolvimento </text:span></text:p>
      <text:p text:style-name="P9"><text:tab/><text:span text:style-name="T29">Inovações dificilmente surgem do acaso, pois geralmente são fruto de conhecimento <text:tab/><text:tab/><text:tab/>acumulado de pesquisas e de desenvolvimento.</text:span></text:p>
      <text:p text:style-name="P9">-<text:span text:style-name="T30">Pesquisa básica </text:span></text:p>
      <text:p text:style-name="P9"><text:tab/><text:span text:style-name="T31">São as pesquisas acadêmicas, baseadas em aprender para conhecer e entender determinado <text:tab/><text:tab/>assunto, dominar na medida do possível, porém na visa invenções ou inovações.</text:span></text:p>
      <text:p text:style-name="P9">-<text:span text:style-name="T31">Pesquisas aplicadas </text:span></text:p>
      <text:p text:style-name="P9"><text:tab/><text:span text:style-name="T32">Tem como objetivos, as soluções práticas de problemas, visa mercado, inovações, porém, sempre com bases sólidas acadêmicas.</text:span></text:p>
      <text:p text:style-name="P2">-<text:span text:style-name="T32">No </text:span><text:span text:style-name="T34">B</text:span><text:span text:style-name="T32">rasil a área de Pesquisa ainda não é consolidada, pois as dúvidas sobre as vantagens obtidas </text:span><text:span text:style-name="T33">e <text:tab/>retornos são uma barreira para empresas e instituições investirem de fato nesta área, que <text:tab/>demanda um investimento considerável. Diferente do que ocorre em países desenvolvidos.</text:span></text:p>
      <text:p text:style-name="P2"/>
      <text:p text:style-name="P10">CIÊNCIA X TECNOLOGIA </text:p>
      <text:p text:style-name="P10">-<text:span text:style-name="T35">2 conceitos importantes para quem trabalha com pesquisa e desenvolvimento </text:span></text:p>
      <text:p text:style-name="P10">-<text:span text:style-name="T36">Uma não acompanha a outra necessariamente no que diz respeito a avanços </text:span></text:p>
      <text:p text:style-name="P10">-<text:span text:style-name="T36">Ciência está ligado a ‘porquê’ </text:span></text:p>
      <text:p text:style-name="P10">-<text:span text:style-name="T36">Tecnologia está ligado a ‘saber como’</text:span></text:p>
      <text:p text:style-name="P10">-<text:span text:style-name="T37">Ambas podem gerar inovações. </text:span></text:p>
      <text:p text:style-name="P10">-<text:span text:style-name="T38">A pesquisa e desenvolvimento corre geralmente com uma base multidisciplinar, ou seja, <text:tab/>profissionais de diversas áreas distintas, </text:span><text:span text:style-name="T39">todos com o mesmo objetivo, soluções inovadoras.</text:span></text:p>
      <text:p text:style-name="P10">-<text:span text:style-name="T40">Metodologias estudam caminhos para se atingir ob</text:span><text:span text:style-name="T41">jetivos. </text:span></text:p>
      <text:p text:style-name="P10">-<text:span text:style-name="T42">PDP: Processo de desenvolvimento de produtos, é uma </text:span><text:span text:style-name="T44">metodologia estruturada que descreve todas <text:tab/>as etapas quem uma empresa segue para criar um produto <text:s/>novo, desde a concepção inicial <text:tab/>até o lançamento no mercado. Ele deve garantir que o produto seja desenvolvido de forma <text:tab/>eficiente, com qualidade, e que atenda as necessidades do cliente e do mercado.</text:span></text:p>
      <text:p text:style-name="P10">-<text:span text:style-name="T43">o PDP parte do correto entendimento do problema e ou necessidade, que motiva a busca por <text:tab/>soluções, e ae sim, vem a fase de projetar em camadas para um bom desenvolvimento. </text:span></text:p>
      <text:p text:style-name="P10"/>
      <text:p text:style-name="P10"/>
      <text:p text:style-name="P10">------------------------------------------------------------------------------------------------------------------------</text:p>
      <text:p text:style-name="P10"/>
      <text:p text:style-name="P12">TEMA 1</text:p>
      <text:p text:style-name="P10"/>
      <text:p text:style-name="P12">MÓDULO 2</text:p>
      <text:p text:style-name="P12"/>
      <text:p text:style-name="P14"><text:soft-page-break/>CICLO DE VIDA DO PRODUTO<text:tab/></text:p>
      <text:p text:style-name="P14"/>
      <text:p text:style-name="P13">COMO ABORDAR O DESENVOLVIMENTO DE PRODUTOS OBSERVANDO O SEU CICLO DE VIDA? </text:p>
      <text:p text:style-name="P13">-<text:span text:style-name="T45">Ciclo de vida do desenvolvimento do produto: </text:span></text:p>
      <text:p text:style-name="P13"><text:tab/><text:span text:style-name="T46">identificação de necessidade; </text:span></text:p>
      <text:p text:style-name="P13"><text:tab/><text:span text:style-name="T46">planejamento;</text:span></text:p>
      <text:p text:style-name="P13"><text:tab/><text:span text:style-name="T46">pesquisa; </text:span></text:p>
      <text:p text:style-name="P13"><text:s/><text:tab/><text:span text:style-name="T46">projeto; </text:span></text:p>
      <text:p text:style-name="P13"><text:tab/><text:span text:style-name="T46">produção ou construção; </text:span></text:p>
      <text:p text:style-name="P13"><text:tab/><text:span text:style-name="T46">avaliação; </text:span></text:p>
      <text:p text:style-name="P13"><text:tab/><text:span text:style-name="T46">uso pelo consumidor;</text:span></text:p>
      <text:p text:style-name="P13"><text:tab/><text:span text:style-name="T46">apoio de campo; </text:span></text:p>
      <text:p text:style-name="P13"><text:tab/><text:span text:style-name="T46">descarte do produto ou sistema. </text:span></text:p>
      <text:p text:style-name="P13">-<text:span text:style-name="T47">Na perspectiva ambiental, também envolve a questão do descarte do produto de maneira correta <text:tab/>após a sua inutilidade.</text:span></text:p>
      <text:p text:style-name="P13"/>
      <text:p text:style-name="P15"><text:span text:style-name="T48">CONCEITOS DE CICLO DE VIDA EM MARKETING E EM MEIO AMBIENTE </text:span></text:p>
      <text:p text:style-name="P15">-<text:span text:style-name="T49">No marketing, está atrelado a “tempo vs vendas”, após o declínio de vendas, o produto é retirado <text:tab/>do mercado.</text:span></text:p>
      <text:p text:style-name="P15">-<text:span text:style-name="T50">É o curso de vendas e da lucratividade do produto ao longo de sua vida.</text:span></text:p>
      <text:p text:style-name="P15">-<text:span text:style-name="T50">Estes estágios são: </text:span></text:p>
      <text:p text:style-name="P15"><text:tab/><text:span text:style-name="T50">Desenvolvimento: </text:span></text:p>
      <text:p text:style-name="P15"><text:tab/><text:tab/><text:span text:style-name="T50">Ideia original transformada em protótipo. </text:span></text:p>
      <text:p text:style-name="P15"><text:tab/><text:span text:style-name="T51">Introdução: </text:span></text:p>
      <text:p text:style-name="P15"><text:tab/><text:tab/><text:span text:style-name="T52">Início das vendas, porém sendo readaptado conforme demanda do cliente.</text:span></text:p>
      <text:p text:style-name="P15"><text:tab/><text:span text:style-name="T52">Crescimento: </text:span></text:p>
      <text:p text:style-name="P15"><text:tab/><text:tab/><text:span text:style-name="T53">É gerado pela satisfação do cliente, que potencializa sua popularidade e vendas. </text:span></text:p>
      <text:p text:style-name="P15"><text:tab/><text:span text:style-name="T55">Maturidade</text:span><text:span text:style-name="T54">: </text:span></text:p>
      <text:p text:style-name="P15"><text:tab/><text:tab/><text:span text:style-name="T56">Oferta e demanda se estabilizam, é o período mais longo, fase de competição. Nesta <text:tab/><text:tab/><text:tab/>fase há uma ênfase operacional para redução de custos do produto.</text:span></text:p>
      <text:p text:style-name="P15"><text:tab/><text:span text:style-name="T57">Declínio: </text:span></text:p>
      <text:p text:style-name="P15"><text:tab/><text:tab/><text:span text:style-name="T58">A fase em que um novo produto vem a substituir este, é a fase de saber como e <text:tab/><text:tab/><text:tab/><text:tab/>quando sair do mercado com este produto.</text:span></text:p>
      <text:p text:style-name="P15">-<text:span text:style-name="T59">Muitos novos produtos não passam do estágio de introdução. </text:span></text:p>
      <text:p text:style-name="P15">-<text:span text:style-name="T60">A grande preocupação hoje em dia é com a questão ambiental, ou seja, a questão do descarte de um <text:tab/>produto após o encerramento do seu ciclo de vida.</text:span></text:p>
      <text:p text:style-name="P15">-<text:span text:style-name="T61">Esta questão é regulada pela ISO 14000, com objetivo de certificar-se de que determinado produto, <text:tab/>em sua fase de produção e na fase de descarte, tenham um aproveitamento correto.</text:span></text:p>
      <text:p text:style-name="P15"/>
      <text:p text:style-name="P16">DESENVOLVIMENTO DE PRODUTOS </text:p>
      <text:p text:style-name="P17">A ABORDAGEM TRADICIONAL DE DESENVOLVIMENTO DE PRODUTOS </text:p>
      <text:p text:style-name="P17">-<text:span text:style-name="T62">Está atrelado a revolução industrial, onde o foco é a produção em massa e a entrega e venda de <text:tab/>produtos ao cliente, sem a observação de um p</text:span><text:span text:style-name="T63">ó</text:span><text:span text:style-name="T62">s venda, manutenção, peças de </text:span><text:span text:style-name="T66">reposição</text:span><text:span text:style-name="T64">, <text:tab/></text:span><text:span text:style-name="T65">nem havia preocupação com a questão ambiental nas fases de descarte</text:span><text:span text:style-name="T62">. O ciclo se encerrava <text:tab/>após a venda.</text:span></text:p>
      <text:p text:style-name="P17">-<text:span text:style-name="T67">Adotou-se a descentralização de produção, ou seja, um fuz</text:span><text:span text:style-name="T68">i</text:span><text:span text:style-name="T67">l por exemplo, suas peças era</text:span><text:span text:style-name="T69">m</text:span><text:span text:style-name="T67"> <text:tab/>fabricadas em locais diferentes, evitando a perca total de peças do produto em um</text:span><text:span text:style-name="T71">a</text:span><text:span text:style-name="T67"> situação <text:tab/>de incên</text:span><text:span text:style-name="T70">d</text:span><text:span text:style-name="T67">io, por exemplo.</text:span></text:p>
      <text:p text:style-name="P17">-<text:span text:style-name="T72">Tudo isso com o passar do tempo, se mostrou ineficaz para os dias de hoje como metodologia de <text:tab/>desenvolvimento de sistemas.</text:span></text:p>
      <text:p text:style-name="P17"/>
      <text:p text:style-name="P18"><text:soft-page-break/>CICLO DE VIDA </text:p>
      <text:p text:style-name="P19">A ABORDAGEM DE CICLO DE VIDA PARA DESENVOLVIMENTO DE PRODUTOS </text:p>
      <text:p text:style-name="P19">-<text:span text:style-name="T73">A abordagem de ciclo de vida se assemelha ao ciclo de vida de nascimento / morte. </text:span></text:p>
      <text:p text:style-name="P19"/>
      <text:p text:style-name="P20">CUSTOS </text:p>
      <text:p text:style-name="P20">CUSTOS NO CICLO DE VIDA </text:p>
      <text:p text:style-name="P20">-<text:span text:style-name="T74">Na abordagem de produção em série, as partes não se conversam, cada um faz o seu, porém não <text:tab/>sabe o que está acontecendo nas demais divisões, por tanto, esta falta de comunicação e <text:tab/>interação, faz com que, situações que poderiam ser resolvidas com uma boa comunicação, se <text:tab/>transforma em problemas em etapas futuras, inclusive, gerando custos desnecessários.</text:span></text:p>
      <text:p text:style-name="P15">-<text:span text:style-name="T75">Um exemplo clássico são carros que, após serem produzidos e vendidos, precisam voltar para <text:tab/>recall.</text:span></text:p>
      <text:p text:style-name="P15"/>
      <text:p text:style-name="P15"/>
      <text:p text:style-name="P21">------------------------------------------------------------------------------------------------------------------------</text:p>
      <text:p text:style-name="P21"/>
      <text:p text:style-name="P21"/>
      <text:p text:style-name="P22">ANÁLISE DE MERCADO, PATENTES E PROPRIEDADE INTELECTUAL E INDUSTRIAL </text:p>
      <text:p text:style-name="P22">iniciar</text:p>
      <text:p text:style-name="P21"/>
      <text:p text:style-name="P15"/>
      <text:p text:style-name="P15"><text:tab/><text:tab/></text:p>
      <text:p text:style-name="P13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2:18:48.929000000</meta:creation-date>
    <dc:date>2024-10-18T13:17:34.659000000</dc:date>
    <meta:editing-duration>PT3H45M57S</meta:editing-duration>
    <meta:editing-cycles>104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96" meta:word-count="1383" meta:character-count="8988" meta:non-whitespace-character-count="7550"/>
  </office:meta>
</office:document-meta>
</file>